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9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94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Verdana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Verdan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ce2"/>
        <table:table-column table:style-name="co2" table:number-columns-repeated="2" table:default-cell-style-name="ce2"/>
        <table:table-column table:style-name="co2" table:default-cell-style-name="Default"/>
        <table:table-column table:style-name="co2" table:number-columns-repeated="5" table:default-cell-style-name="ce5"/>
        <table:table-row table:style-name="ro1">
          <table:table-cell table:style-name="ce1" office:value-type="string" calcext:value-type="string">
            <text:p>Light value</text:p>
            <text:p>(EV @ 100 iso)</text:p>
          </table:table-cell>
          <table:table-cell table:style-name="ce1" office:value-type="string" calcext:value-type="string">
            <text:p>Footcandles</text:p>
          </table:table-cell>
          <table:table-cell table:style-name="ce1" office:value-type="string" calcext:value-type="string">
            <text:p>LUX</text:p>
          </table:table-cell>
          <table:table-cell table:style-name="ce1" office:value-type="string" calcext:value-type="string">
            <text:p>log lux</text:p>
          </table:table-cell>
          <table:table-cell table:style-name="ce1" office:value-type="string" calcext:value-type="string">
            <text:p>LV – lux</text:p>
          </table:table-cell>
          <table:table-cell/>
          <table:table-cell table:style-name="Default" table:number-columns-repeated="5"/>
        </table:table-row>
        <table:table-row table:style-name="ro2">
          <table:table-cell office:value-type="float" office:value="-4" calcext:value-type="float">
            <text:p>-4</text:p>
          </table:table-cell>
          <table:table-cell office:value-type="float" office:value="0.015" calcext:value-type="float">
            <text:p>0,015</text:p>
          </table:table-cell>
          <table:table-cell office:value-type="float" office:value="0.156" calcext:value-type="float">
            <text:p>0,156</text:p>
          </table:table-cell>
          <table:table-cell table:formula="of:=LOG([.C2];2)" office:value-type="float" office:value="-2.68038206579984" calcext:value-type="float">
            <text:p>-2,68038206579984</text:p>
          </table:table-cell>
          <table:table-cell table:formula="of:=[.A2]-[.D2]" office:value-type="float" office:value="-1.31961793420016" calcext:value-type="float">
            <text:p>-1,31961793420016</text:p>
          </table:table-cell>
          <table:table-cell table:number-columns-repeated="6"/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float" office:value="0.029" calcext:value-type="float">
            <text:p>0,029</text:p>
          </table:table-cell>
          <table:table-cell office:value-type="float" office:value="0.313" calcext:value-type="float">
            <text:p>0,313</text:p>
          </table:table-cell>
          <table:table-cell table:formula="of:=LOG([.C3];2)" office:value-type="float" office:value="-1.67576543772947" calcext:value-type="float">
            <text:p>-1,67576543772947</text:p>
          </table:table-cell>
          <table:table-cell table:formula="of:=[.A3]-[.D3]" office:value-type="float" office:value="-1.32423456227053" calcext:value-type="float">
            <text:p>-1,32423456227053</text:p>
          </table:table-cell>
          <table:table-cell table:number-columns-repeated="6"/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float" office:value="0.058" calcext:value-type="float">
            <text:p>0,058</text:p>
          </table:table-cell>
          <table:table-cell office:value-type="float" office:value="0.625" calcext:value-type="float">
            <text:p>0,625</text:p>
          </table:table-cell>
          <table:table-cell table:formula="of:=LOG([.C4];2)" office:value-type="float" office:value="-0.678071905112638" calcext:value-type="float">
            <text:p>-0,678071905112638</text:p>
          </table:table-cell>
          <table:table-cell table:formula="of:=[.A4]-[.D4]" office:value-type="float" office:value="-1.32192809488736" calcext:value-type="float">
            <text:p>-1,32192809488736</text:p>
          </table:table-cell>
          <table:table-cell table:number-columns-repeated="6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0.116" calcext:value-type="float">
            <text:p>0,116</text:p>
          </table:table-cell>
          <table:table-cell office:value-type="float" office:value="1.25" calcext:value-type="float">
            <text:p>1,25</text:p>
          </table:table-cell>
          <table:table-cell table:formula="of:=LOG([.C5];2)" office:value-type="float" office:value="0.321928094887362" calcext:value-type="float">
            <text:p>0,321928094887362</text:p>
          </table:table-cell>
          <table:table-cell table:formula="of:=[.A5]-[.D5]" office:value-type="float" office:value="-1.32192809488736" calcext:value-type="float">
            <text:p>-1,32192809488736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232" calcext:value-type="float">
            <text:p>0,232</text:p>
          </table:table-cell>
          <table:table-cell office:value-type="float" office:value="2.5" calcext:value-type="float">
            <text:p>2,5</text:p>
          </table:table-cell>
          <table:table-cell table:formula="of:=LOG([.C6];2)" office:value-type="float" office:value="1.32192809488736" calcext:value-type="float">
            <text:p>1,32192809488736</text:p>
          </table:table-cell>
          <table:table-cell table:formula="of:=[.A6]-[.D6]" office:value-type="float" office:value="-1.32192809488736" calcext:value-type="float">
            <text:p>-1,32192809488736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465" calcext:value-type="float">
            <text:p>0,465</text:p>
          </table:table-cell>
          <table:table-cell office:value-type="float" office:value="5" calcext:value-type="float">
            <text:p>5</text:p>
          </table:table-cell>
          <table:table-cell table:formula="of:=LOG([.C7];2)" office:value-type="float" office:value="2.32192809488736" calcext:value-type="float">
            <text:p>2,32192809488736</text:p>
          </table:table-cell>
          <table:table-cell table:formula="of:=[.A7]-[.D7]" office:value-type="float" office:value="-1.32192809488736" calcext:value-type="float">
            <text:p>-1,32192809488736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929" calcext:value-type="float">
            <text:p>0,929</text:p>
          </table:table-cell>
          <table:table-cell office:value-type="float" office:value="10" calcext:value-type="float">
            <text:p>10</text:p>
          </table:table-cell>
          <table:table-cell table:formula="of:=LOG([.C8];2)" office:value-type="float" office:value="3.32192809488736" calcext:value-type="float">
            <text:p>3,32192809488736</text:p>
          </table:table-cell>
          <table:table-cell table:formula="of:=[.A8]-[.D8]" office:value-type="float" office:value="-1.32192809488736" calcext:value-type="float">
            <text:p>-1,32192809488736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86" calcext:value-type="float">
            <text:p>1,86</text:p>
          </table:table-cell>
          <table:table-cell office:value-type="float" office:value="20" calcext:value-type="float">
            <text:p>20</text:p>
          </table:table-cell>
          <table:table-cell table:formula="of:=LOG([.C9];2)" office:value-type="float" office:value="4.32192809488736" calcext:value-type="float">
            <text:p>4,32192809488736</text:p>
          </table:table-cell>
          <table:table-cell table:formula="of:=[.A9]-[.D9]" office:value-type="float" office:value="-1.32192809488736" calcext:value-type="float">
            <text:p>-1,32192809488736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.72" calcext:value-type="float">
            <text:p>3,72</text:p>
          </table:table-cell>
          <table:table-cell office:value-type="float" office:value="40" calcext:value-type="float">
            <text:p>40</text:p>
          </table:table-cell>
          <table:table-cell table:formula="of:=LOG([.C10];2)" office:value-type="float" office:value="5.32192809488736" calcext:value-type="float">
            <text:p>5,32192809488736</text:p>
          </table:table-cell>
          <table:table-cell table:formula="of:=[.A10]-[.D10]" office:value-type="float" office:value="-1.32192809488736" calcext:value-type="float">
            <text:p>-1,32192809488736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.43" calcext:value-type="float">
            <text:p>7,43</text:p>
          </table:table-cell>
          <table:table-cell office:value-type="float" office:value="80" calcext:value-type="float">
            <text:p>80</text:p>
          </table:table-cell>
          <table:table-cell table:formula="of:=LOG([.C11];2)" office:value-type="float" office:value="6.32192809488736" calcext:value-type="float">
            <text:p>6,32192809488736</text:p>
          </table:table-cell>
          <table:table-cell table:formula="of:=[.A11]-[.D11]" office:value-type="float" office:value="-1.32192809488736" calcext:value-type="float">
            <text:p>-1,32192809488736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.9" calcext:value-type="float">
            <text:p>14,9</text:p>
          </table:table-cell>
          <table:table-cell office:value-type="float" office:value="160" calcext:value-type="float">
            <text:p>160</text:p>
          </table:table-cell>
          <table:table-cell table:formula="of:=LOG([.C12];2)" office:value-type="float" office:value="7.32192809488736" calcext:value-type="float">
            <text:p>7,32192809488736</text:p>
          </table:table-cell>
          <table:table-cell table:formula="of:=[.A12]-[.D12]" office:value-type="float" office:value="-1.32192809488736" calcext:value-type="float">
            <text:p>-1,32192809488736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9.7" calcext:value-type="float">
            <text:p>29,7</text:p>
          </table:table-cell>
          <table:table-cell office:value-type="float" office:value="320" calcext:value-type="float">
            <text:p>320</text:p>
          </table:table-cell>
          <table:table-cell table:formula="of:=LOG([.C13];2)" office:value-type="float" office:value="8.32192809488736" calcext:value-type="float">
            <text:p>8,32192809488736</text:p>
          </table:table-cell>
          <table:table-cell table:formula="of:=[.A13]-[.D13]" office:value-type="float" office:value="-1.32192809488736" calcext:value-type="float">
            <text:p>-1,32192809488736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9.5" calcext:value-type="float">
            <text:p>59,5</text:p>
          </table:table-cell>
          <table:table-cell office:value-type="float" office:value="640" calcext:value-type="float">
            <text:p>640</text:p>
          </table:table-cell>
          <table:table-cell table:formula="of:=LOG([.C14];2)" office:value-type="float" office:value="9.32192809488736" calcext:value-type="float">
            <text:p>9,32192809488736</text:p>
          </table:table-cell>
          <table:table-cell table:formula="of:=[.A14]-[.D14]" office:value-type="float" office:value="-1.32192809488736" calcext:value-type="float">
            <text:p>-1,32192809488736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1280" calcext:value-type="float">
            <text:p>1280</text:p>
          </table:table-cell>
          <table:table-cell table:formula="of:=LOG([.C15];2)" office:value-type="float" office:value="10.3219280948874" calcext:value-type="float">
            <text:p>10,3219280948874</text:p>
          </table:table-cell>
          <table:table-cell table:formula="of:=[.A15]-[.D15]" office:value-type="float" office:value="-1.32192809488736" calcext:value-type="float">
            <text:p>-1,32192809488736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38" calcext:value-type="float">
            <text:p>238</text:p>
          </table:table-cell>
          <table:table-cell office:value-type="float" office:value="2560" calcext:value-type="float">
            <text:p>2560</text:p>
          </table:table-cell>
          <table:table-cell table:formula="of:=LOG([.C16];2)" office:value-type="float" office:value="11.3219280948874" calcext:value-type="float">
            <text:p>11,3219280948874</text:p>
          </table:table-cell>
          <table:table-cell table:formula="of:=[.A16]-[.D16]" office:value-type="float" office:value="-1.32192809488736" calcext:value-type="float">
            <text:p>-1,32192809488736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76" calcext:value-type="float">
            <text:p>476</text:p>
          </table:table-cell>
          <table:table-cell office:value-type="float" office:value="5120" calcext:value-type="float">
            <text:p>5120</text:p>
          </table:table-cell>
          <table:table-cell table:formula="of:=LOG([.C17];2)" office:value-type="float" office:value="12.3219280948874" calcext:value-type="float">
            <text:p>12,3219280948874</text:p>
          </table:table-cell>
          <table:table-cell table:formula="of:=[.A17]-[.D17]" office:value-type="float" office:value="-1.32192809488736" calcext:value-type="float">
            <text:p>-1,32192809488736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51" calcext:value-type="float">
            <text:p>951</text:p>
          </table:table-cell>
          <table:table-cell office:value-type="float" office:value="10240" calcext:value-type="float">
            <text:p>10240</text:p>
          </table:table-cell>
          <table:table-cell table:formula="of:=LOG([.C18];2)" office:value-type="float" office:value="13.3219280948874" calcext:value-type="float">
            <text:p>13,3219280948874</text:p>
          </table:table-cell>
          <table:table-cell table:formula="of:=[.A18]-[.D18]" office:value-type="float" office:value="-1.32192809488736" calcext:value-type="float">
            <text:p>-1,32192809488736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903" calcext:value-type="float">
            <text:p>1903</text:p>
          </table:table-cell>
          <table:table-cell office:value-type="float" office:value="20480" calcext:value-type="float">
            <text:p>20480</text:p>
          </table:table-cell>
          <table:table-cell table:formula="of:=LOG([.C19];2)" office:value-type="float" office:value="14.3219280948874" calcext:value-type="float">
            <text:p>14,3219280948874</text:p>
          </table:table-cell>
          <table:table-cell table:formula="of:=[.A19]-[.D19]" office:value-type="float" office:value="-1.32192809488736" calcext:value-type="float">
            <text:p>-1,32192809488736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805" calcext:value-type="float">
            <text:p>3805</text:p>
          </table:table-cell>
          <table:table-cell office:value-type="float" office:value="40960" calcext:value-type="float">
            <text:p>40960</text:p>
          </table:table-cell>
          <table:table-cell table:formula="of:=LOG([.C20];2)" office:value-type="float" office:value="15.3219280948874" calcext:value-type="float">
            <text:p>15,3219280948874</text:p>
          </table:table-cell>
          <table:table-cell table:formula="of:=[.A20]-[.D20]" office:value-type="float" office:value="-1.32192809488736" calcext:value-type="float">
            <text:p>-1,32192809488736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7611" calcext:value-type="float">
            <text:p>7611</text:p>
          </table:table-cell>
          <table:table-cell office:value-type="float" office:value="81920" calcext:value-type="float">
            <text:p>81920</text:p>
          </table:table-cell>
          <table:table-cell table:formula="of:=LOG([.C21];2)" office:value-type="float" office:value="16.3219280948874" calcext:value-type="float">
            <text:p>16,3219280948874</text:p>
          </table:table-cell>
          <table:table-cell table:formula="of:=[.A21]-[.D21]" office:value-type="float" office:value="-1.32192809488737" calcext:value-type="float">
            <text:p>-1,32192809488737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5221" calcext:value-type="float">
            <text:p>15221</text:p>
          </table:table-cell>
          <table:table-cell office:value-type="float" office:value="163840" calcext:value-type="float">
            <text:p>163840</text:p>
          </table:table-cell>
          <table:table-cell table:formula="of:=LOG([.C22];2)" office:value-type="float" office:value="17.3219280948874" calcext:value-type="float">
            <text:p>17,3219280948874</text:p>
          </table:table-cell>
          <table:table-cell table:formula="of:=[.A22]-[.D22]" office:value-type="float" office:value="-1.32192809488737" calcext:value-type="float">
            <text:p>-1,32192809488737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0000" calcext:value-type="float">
            <text:p>30000</text:p>
          </table:table-cell>
          <table:table-cell office:value-type="float" office:value="330000" calcext:value-type="float">
            <text:p>330000</text:p>
          </table:table-cell>
          <table:table-cell table:formula="of:=LOG([.C23];2)" office:value-type="float" office:value="18.3321064989079" calcext:value-type="float">
            <text:p>18,3321064989079</text:p>
          </table:table-cell>
          <table:table-cell table:formula="of:=[.A23]-[.D23]" office:value-type="float" office:value="-1.3321064989079" calcext:value-type="float">
            <text:p>-1,3321064989079</text:p>
          </table:table-cell>
          <table:table-cell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7">00/00/0000</text:date>, <text:time style:data-style-name="N2" text:time-value="19:43:51.899457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22:28:28.921064287</meta:creation-date>
    <dc:date>2018-08-07T19:49:59.597861874</dc:date>
    <meta:editing-duration>PT6M56S</meta:editing-duration>
    <meta:editing-cycles>4</meta:editing-cycles>
    <meta:generator>LibreOffice/6.0.2.1$Linux_X86_64 LibreOffice_project/f7f06a8f319e4b62f9bc5095aa112a65d2f3ac89</meta:generator>
    <meta:document-statistic meta:table-count="1" meta:cell-count="115" meta:object-count="0"/>
  </office:meta>
</office:document-meta>
</file>